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f729b"/>
    </style:style>
    <style:style style:name="P2" style:family="paragraph" style:parent-style-name="Standard">
      <style:text-properties officeooo:paragraph-rsid="00122725"/>
    </style:style>
    <style:style style:name="T1" style:family="text">
      <style:text-properties fo:font-style="italic" style:font-style-asian="italic" style:font-style-complex="italic"/>
    </style:style>
    <style:style style:name="T2" style:family="text">
      <style:text-properties fo:font-style="italic" officeooo:rsid="000f729b" style:font-style-asian="italic" style:font-style-complex="italic"/>
    </style:style>
    <style:style style:name="T3" style:family="text">
      <style:text-properties officeooo:rsid="000f72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dame, Monsieur, chers élèves,</text:p>
      <text:p text:style-name="Standard"/>
      <text:p text:style-name="Standard">votre enfant est scolarisé en classe de sixième et lira plusieurs livres cette année, soit avec moi soit avec Mme Demoncy, notre documentaliste. Presque tous ces livres seront prêtés gratuitement par le collège, à une exception près qui justifie ce message.</text:p>
      <text:p text:style-name="Standard"/>
      <text:p text:style-name="Standard">Mme Demoncy et moi-même allons vous demander d'acheter un livre - un seul - cette année. Le but est double : il s'agit de faire en sorte que l'élève garde chez lui un livre qu'il aura lu en classe et d'autre part qu'il se sente responsable de l'état du livre qu'il aura acheté.</text:p>
      <text:p text:style-name="Standard"/>
      <text:p text:style-name="Standard">Nous vous demandons donc de régler la somme de 2€, le F.S.E. se chargeant de payer le reste. Si vous éprouvez des difficultés financières, appelez le collège : un fonds social existe pour aider les familles en difficulté.</text:p>
      <text:p text:style-name="Standard">Votre enfant recevra la semaine prochaine ce même document qu'il collera dans son carnet de liaison. Les livres arriveront rapidement, peut-être dès la semaine prochaine.</text:p>
      <text:p text:style-name="Standard"/>
      <text:p text:style-name="Standard">Cette opération a reçu l'approbation de M. le Principal. Madame Demoncy a choisi avec soin le livre que votre enfant pourra garder toute sa vie durant : il s'agit des <text:span text:style-name="T1">Contes à l'Envers</text:span> de Philippe Dumas. Moi et ma collègue sommes certains que cet ouvrage plaira à votre enfant.</text:p>
      <text:p text:style-name="Standard"/>
      <text:p text:style-name="Standard">J'ai appelé cette opération <text:span text:style-name="T1">doctior cum librō</text:span> (plus savant(e) avec un livre) car je suis convaincu de l'importance de posséder des livres pour émanciper l'esprit. Il s'agit en outre d'un clin-d'oeil à une expression que mes Latinistes connaissent bien, <text:span text:style-name="T1">doctus cum librō</text:span> (savant... mais avec le livre [ouvert]) !</text:p>
      <text:p text:style-name="Standard"/>
      <text:p text:style-name="Standard">Je reste à votre disposition pour tout renseignement complémentaire.</text:p>
      <text:p text:style-name="Standard">Cordialement,</text:p>
      <text:p text:style-name="Standard">M. Faure, enseignant de Lettres</text:p>
      <text:p text:style-name="Standard"/>
      <text:p text:style-name="Standard"/>
      <text:p text:style-name="Standard"/>
      <text:p text:style-name="Standard"/>
      <text:p text:style-name="P1">Madame, Monsieur, chers élèves,</text:p>
      <text:p text:style-name="P1"/>
      <text:p text:style-name="P1">votre enfant est scolarisé en classe de sixième et lira plusieurs livres cette année, soit avec moi soit avec Mme Demoncy, notre documentaliste. Presque tous ces livres seront prêtés gratuitement par le collège, à une exception près qui justifie ce message.</text:p>
      <text:p text:style-name="P1"/>
      <text:p text:style-name="P1">Mme Demoncy et moi-même allons vous demander d'acheter un livre - un seul - cette année. Le but est double : il s'agit de faire en sorte que l'élève garde chez lui un livre qu'il aura lu en classe et d'autre part qu'il se sente responsable de l'état du livre qu'il aura acheté.</text:p>
      <text:p text:style-name="P1"/>
      <text:p text:style-name="P1">Nous vous demandons donc de régler la somme de 2€, le F.S.E. se chargeant de payer le reste. Si vous éprouvez des difficultés financières, appelez le collège : un fonds social existe pour aider les familles en difficulté.</text:p>
      <text:p text:style-name="P1">Votre enfant recevra la semaine prochaine ce même document qu'il collera dans son carnet de liaison. Les livres arriveront rapidement, peut-être dès la semaine prochaine.</text:p>
      <text:p text:style-name="P1"/>
      <text:p text:style-name="P1">Cette opération a reçu l'approbation de M. le Principal. Madame Demoncy a choisi avec soin le livre que votre enfant pourra garder toute sa vie durant : il s'agit des <text:span text:style-name="T1">Contes à l'Envers</text:span> de Philippe Dumas. Moi et ma collègue sommes certains que cet ouvrage plaira à votre enfant.</text:p>
      <text:p text:style-name="P1"/>
      <text:p text:style-name="P1">J'ai appelé cette opération <text:span text:style-name="T1">doctior cum librō</text:span> (plus savant(e) avec un livre) car je suis convaincu de l'importance de posséder des livres pour émanciper l'esprit. Il s'agit en outre d'un clin-d'oeil à une expression que mes Latinistes connaissent bien, <text:span text:style-name="T1">doctus cum librō</text:span> (savant... mais avec le livre [ouvert]) !</text:p>
      <text:p text:style-name="P1"/>
      <text:p text:style-name="P1">Je reste à votre disposition pour tout renseignement complémentaire.</text:p>
      <text:p text:style-name="P1">Cordialement,</text:p>
      <text:p text:style-name="P1">M. Faure, enseignant de Lettres</text:p>
      <text:p text:style-name="P1"><text:soft-page-break/>Madame, Monsieur, chers élèves,</text:p>
      <text:p text:style-name="P1"/>
      <text:p text:style-name="P1">votre enfant est scolarisé en classe de <text:span text:style-name="T3">cinquième </text:span>et lira plusieurs livres cette année, soit avec moi soit avec Mme Demoncy, notre documentaliste. Presque tous ces livres seront prêtés gratuitement par le collège, à une exception près qui justifie ce message.</text:p>
      <text:p text:style-name="P1"/>
      <text:p text:style-name="P1">Mme Demoncy et moi-même allons vous demander d'acheter un livre - un seul - cette année. Le but est double : il s'agit de faire en sorte que l'élève garde chez lui un livre qu'il aura lu en classe et d'autre part qu'il se sente responsable de l'état du livre qu'il aura acheté.</text:p>
      <text:p text:style-name="P1"/>
      <text:p text:style-name="P1">Nous vous demandons donc de régler la somme de 2€, le F.S.E. se chargeant de payer le reste. Si vous éprouvez des difficultés financières, appelez le collège : un fonds social existe pour aider les familles en difficulté.</text:p>
      <text:p text:style-name="P1">Votre enfant recevra la semaine prochaine ce même document qu'il collera dans son carnet de liaison. Les livres arriveront rapidement, peut-être dès la semaine prochaine.</text:p>
      <text:p text:style-name="P1"/>
      <text:p text:style-name="P1">Cette opération a reçu l'approbation de M. le Principal. Madame Demoncy a choisi avec soin le livre que votre enfant pourra garder toute sa vie durant : il s'agit de <text:span text:style-name="T2">Sauveur et fils</text:span> de <text:span text:style-name="T3">Marie-Aude Murail</text:span>. Moi et ma collègue sommes certains que cet ouvrage plaira à votre enfant.</text:p>
      <text:p text:style-name="P1"/>
      <text:p text:style-name="P1">J'ai appelé cette opération <text:span text:style-name="T1">doctior cum librō</text:span> (plus savant(e) avec un livre) car je suis convaincu de l'importance de posséder des livres pour émanciper l'esprit. Il s'agit en outre d'un clin-d'oeil à une expression que mes Latinistes connaissent bien, <text:span text:style-name="T1">doctus cum librō</text:span> (savant... mais avec le livre [ouvert]) !</text:p>
      <text:p text:style-name="P1"/>
      <text:p text:style-name="P1">Je reste à votre disposition pour tout renseignement complémentaire.</text:p>
      <text:p text:style-name="P1">Cordialement,</text:p>
      <text:p text:style-name="P1">M. Faure, enseignant de Lettres</text:p>
      <text:p text:style-name="P1"/>
      <text:p text:style-name="P1"/>
      <text:p text:style-name="P1"/>
      <text:p text:style-name="P2">Madame, Monsieur, chers élèves,</text:p>
      <text:p text:style-name="P2"/>
      <text:p text:style-name="P2">votre enfant est scolarisé en classe de <text:span text:style-name="T3">cinquième </text:span>et lira plusieurs livres cette année, soit avec moi soit avec Mme Demoncy, notre documentaliste. Presque tous ces livres seront prêtés gratuitement par le collège, à une exception près qui justifie ce message.</text:p>
      <text:p text:style-name="P2"/>
      <text:p text:style-name="P2">Mme Demoncy et moi-même allons vous demander d'acheter un livre - un seul - cette année. Le but est double : il s'agit de faire en sorte que l'élève garde chez lui un livre qu'il aura lu en classe et d'autre part qu'il se sente responsable de l'état du livre qu'il aura acheté.</text:p>
      <text:p text:style-name="P2"/>
      <text:p text:style-name="P2">Nous vous demandons donc de régler la somme de 2€, le F.S.E. se chargeant de payer le reste. Si vous éprouvez des difficultés financières, appelez le collège : un fonds social existe pour aider les familles en difficulté.</text:p>
      <text:p text:style-name="P2">Votre enfant recevra la semaine prochaine ce même document qu'il collera dans son carnet de liaison. Les livres arriveront rapidement, peut-être dès la semaine prochaine.</text:p>
      <text:p text:style-name="P2"/>
      <text:p text:style-name="P2">Cette opération a reçu l'approbation de M. le Principal. Madame Demoncy a choisi avec soin le livre que votre enfant pourra garder toute sa vie durant : il s'agit de <text:span text:style-name="T2">Sauveur et fils</text:span> de <text:span text:style-name="T3">Marie-Aude Murail</text:span>. Moi et ma collègue sommes certains que cet ouvrage plaira à votre enfant.</text:p>
      <text:p text:style-name="P2"/>
      <text:p text:style-name="P2">J'ai appelé cette opération <text:span text:style-name="T1">doctior cum librō</text:span> (plus savant(e) avec un livre) car je suis convaincu de l'importance de posséder des livres pour émanciper l'esprit. Il s'agit en outre d'un clin-d'oeil à une expression que mes Latinistes connaissent bien, <text:span text:style-name="T1">doctus cum librō</text:span> (savant... mais avec le livre [ouvert]) !</text:p>
      <text:p text:style-name="P2"/>
      <text:p text:style-name="P2">Je reste à votre disposition pour tout renseignement complémentaire.</text:p>
      <text:p text:style-name="P2"/>
      <text:p text:style-name="P2">Cordialement,</text:p>
      <text:p text:style-name="P2">M. Faure, enseignant de Let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21:23:00.450672679</meta:creation-date>
    <dc:date>2020-11-15T21:26:52.410603811</dc:date>
    <meta:editing-duration>PT3M57S</meta:editing-duration>
    <meta:editing-cycles>3</meta:editing-cycles>
    <meta:generator>LibreOffice/6.0.7.3$Linux_X86_64 LibreOffice_project/00m0$Build-3</meta:generator>
    <meta:document-statistic meta:table-count="0" meta:image-count="0" meta:object-count="0" meta:page-count="2" meta:paragraph-count="40" meta:word-count="1096" meta:character-count="6628" meta:non-whitespace-character-count="5572"/>
  </office:meta>
</office:document-meta>
</file>